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2" draw:marker-start-width="0.3cm" draw:marker-end="Arrowheads_20_3" draw:marker-end-width="0.3cm" draw:textarea-vertical-align="bottom"/>
      <style:paragraph-properties style:writing-mode="lr-tb"/>
    </style:style>
    <style:style style:name="gr2" style:family="graphic" style:parent-style-name="standard">
      <style:graphic-properties draw:marker-start="Arrowheads_20_6" draw:marker-start-width="0.3cm" draw:marker-end="Arrowheads_20_7" draw:marker-end-width="0.3cm" draw:textarea-vertical-align="bottom"/>
      <style:paragraph-properties style:writing-mode="lr-tb"/>
    </style:style>
    <style:style style:name="gr3" style:family="graphic" style:parent-style-name="standard">
      <style:graphic-properties draw:marker-start="Arrowheads_20_8" draw:marker-start-width="0.3cm" draw:marker-end="Arrowheads_20_9" draw:marker-end-width="0.3cm" draw:textarea-vertical-align="top"/>
      <style:paragraph-properties style:writing-mode="lr-tb"/>
    </style:style>
    <style:style style:name="gr4" style:family="graphic" style:parent-style-name="objectwithoutfill">
      <style:graphic-properties draw:stroke="dash" draw:stroke-dash="Dash_20__28_Rounded_29_" svg:stroke-linecap="roun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4.492cm" svg:y1="1.817cm" svg:x2="8.619cm" svg:y2="1.817cm">
          <text:p text:style-name="P1">B</text:p>
        </draw:line>
        <draw:line draw:style-name="gr2" draw:text-style-name="P2" draw:layer="layout" svg:x1="1.952cm" svg:y1="1.817cm" svg:x2="4.492cm" svg:y2="1.817cm">
          <text:p text:style-name="P1">A</text:p>
        </draw:line>
        <draw:line draw:style-name="gr3" draw:text-style-name="P1" draw:layer="layout" svg:x1="1.952cm" svg:y1="2.27cm" svg:x2="8.62cm" svg:y2="2.27cm">
          <text:p text:style-name="P1">A+B</text:p>
        </draw:line>
        <draw:line draw:style-name="gr4" draw:text-style-name="P3" draw:layer="layout" svg:x1="1.952cm" svg:y1="1.317cm" svg:x2="1.952cm" svg:y2="2.587cm">
          <text:p/>
        </draw:line>
        <draw:line draw:style-name="gr4" draw:text-style-name="P3" draw:layer="layout" svg:x1="8.62cm" svg:y1="1.317cm" svg:x2="8.62cm" svg:y2="2.5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11:32:29.372043955</meta:creation-date>
    <dc:date>2023-12-11T06:46:51.378754823</dc:date>
    <meta:editing-duration>PT1H48M45S</meta:editing-duration>
    <meta:editing-cycles>4</meta:editing-cycles>
    <meta:generator>LibreOffice/7.3.7.2$Linux_X86_64 LibreOffice_project/30$Build-2</meta:generator>
    <meta:document-statistic meta:object-count="5"/>
  </office:meta>
</office:document-meta>
</file>